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500916608CA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KIJ Tor" svg:font-family="'UKIJ Tor'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1cm" fo:min-width="16.645cm" fo:padding-top="0.151cm" fo:padding-bottom="0.151cm" fo:padding-left="0.276cm" fo:padding-right="0.276cm" draw:shadow="visible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432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style:font-name="UKIJ Tor" fo:font-size="48pt" style:font-size-asian="48pt" style:font-size-complex="48pt"/>
    </style:style>
    <style:style style:name="P2" style:family="paragraph">
      <loext:graphic-properties draw:fill-color="#ffffff"/>
      <style:paragraph-properties fo:text-align="center" style:writing-mode="lr-tb"/>
      <style:text-properties style:font-name="UKIJ Tor" fo:font-size="48pt" style:font-size-asian="48pt" style:font-size-complex="48pt"/>
    </style:style>
    <style:style style:name="P3" style:family="paragraph">
      <style:text-properties fo:color="#000000" loext:opacity="100%"/>
    </style:style>
    <style:style style:name="P4" style:family="paragraph">
      <loext:graphic-properties draw:fill="none" draw:fill-color="#ffffff"/>
      <style:text-properties fo:color="#000000" loext:opacity="100%" fo:font-size="10pt" fo:background-color="#ffffff" style:font-size-asian="10pt" style:font-size-complex="10pt"/>
    </style:style>
    <style:style style:name="T1" style:family="text">
      <style:text-properties style:font-name="UKIJ Tor" fo:font-size="48pt" style:font-size-asian="48pt" style:font-size-complex="48pt"/>
    </style:style>
    <style:style style:name="T2" style:family="text">
      <style:text-properties fo:color="#000000" loext:opacity="100%" fo:font-size="10pt" fo:background-color="#ffff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145cm" svg:height="6.35cm" svg:x="1.635cm" svg:y="1.635cm">
          <text:p text:style-name="P1"><text:span text:style-name="T1">Future Value with Compound Interes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9.843cm" svg:height="0.682cm" svg:x="22.907cm" svg:y="17.192cm">
          <draw:text-box>
            <text:p text:style-name="P3"><text:span text:style-name="T2">Photo Credit: https://www.pexels.com/@pratikxox-1643052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KIJ Tor" svg:font-family="'UKIJ Tor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78000000500916608C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7T01:15:59.558000000</meta:creation-date>
    <dc:title>Financial Math</dc:title>
    <meta:editing-duration>PT2M22S</meta:editing-duration>
    <meta:editing-cycles>3</meta:editing-cycles>
    <meta:generator>LibreOffice/24.2.0.3$Windows_X86_64 LibreOffice_project/da48488a73ddd66ea24cf16bbc4f7b9c08e9bea1</meta:generator>
    <dc:date>2024-02-07T01:18:06.312000000</dc:date>
    <meta:document-statistic meta:object-count="2"/>
    <meta:template xlink:type="simple" xlink:actuate="onRequest" xlink:title="Financial Math" xlink:href="../../../../AppData/Roaming/LibreOffice/4/user/template/Financial%20Math.otg" meta:date="2024-02-07T01:15:54.759000000"/>
  </office:meta>
</office:document-meta>
</file>